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E0000016E0611A5D3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officeooo:paragraph-rsid="001f667d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25ac71"/>
    </style:style>
    <style:style style:name="P6" style:family="paragraph" style:parent-style-name="Standard">
      <style:paragraph-properties fo:text-align="start" style:justify-single-word="false"/>
      <style:text-properties officeooo:paragraph-rsid="0025ac71"/>
    </style:style>
    <style:style style:name="P7" style:family="paragraph" style:parent-style-name="Standard">
      <style:paragraph-properties fo:text-align="center" style:justify-single-word="false"/>
      <style:text-properties officeooo:paragraph-rsid="0025ac71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32977"/>
    </style:style>
    <style:style style:name="T4" style:family="text">
      <style:text-properties officeooo:rsid="000bc1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ssignment #<text:variable-set text:name="Assignment" office:value-type="float" office:value="3" style:data-style-name="N0">3</text:variable-set>: Distance, Velocity, and Time</text:p>
      <text:p text:style-name="P7"/>
      <text:list xml:id="list1260139238840761402" text:style-name="L2">
        <text:list-item>
          <text:p text:style-name="P5">You are being chased by velociraptors. <text:s/>If you know that it takes a velociraptor 4 seconds to run 100 meters, what is the minimum speed you need to drive (in meters per second) in order to <text:span text:style-name="T4">not be eaten?</text:span></text:p>
        </text:list-item>
      </text:list>
      <text:p text:style-name="P6"/>
      <text:p text:style-name="P6"/>
      <text:p text:style-name="P6"/>
      <text:p text:style-name="P6"/>
      <text:p text:style-name="P6"/>
      <text:list xml:id="list71949725277194" text:continue-numbering="true" text:style-name="L2">
        <text:list-item>
          <text:p text:style-name="P5">A bowling alley is 19.16 meters long. <text:s/>If it takes 4.5 seconds from the time you throw it for the ball to strike the pins, what is the speed at which you threw the bowling ball?</text:p>
        </text:list-item>
      </text:list>
      <text:p text:style-name="P6"/>
      <text:p text:style-name="P6"/>
      <text:p text:style-name="P6"/>
      <text:p text:style-name="P6"/>
      <text:list xml:id="list71949155962103" text:continue-numbering="true" text:style-name="L2">
        <text:list-item>
          <text:p text:style-name="P5">How far does a baseball travel if it is airborne for 10 seconds, traveling at a speed of 70 m/s?</text:p>
        </text:list-item>
      </text:list>
      <text:p text:style-name="P6"/>
      <text:p text:style-name="P6"/>
      <text:p text:style-name="P6"/>
      <text:p text:style-name="P6"/>
      <text:list xml:id="list71949531170558" text:continue-numbering="true" text:style-name="L2">
        <text:list-item>
          <text:p text:style-name="P5">Thunderstorm is moving in from the north. <text:s/>It is traveling at a speed of 4 m/s toward the south. <text:s/>If it will take the storm 7.5 minutes to arrive at J. M. Hanks High School, how far away is it now?</text:p>
        </text:list-item>
      </text:list>
      <text:p text:style-name="P6"/>
      <text:p text:style-name="P6"/>
      <text:p text:style-name="P6"/>
      <text:p text:style-name="P6"/>
      <text:list xml:id="list71949198135380" text:continue-numbering="true" text:style-name="L2">
        <text:list-item>
          <text:p text:style-name="P5">Sound travels through the air at an average speed of 343 m/s. If a lightning bolt is seen 1700 meters away, how long will it take before we hear the thunder?</text:p>
        </text:list-item>
      </text:list>
      <text:p text:style-name="P6"/>
      <text:p text:style-name="P6"/>
      <text:p text:style-name="P6"/>
      <text:p text:style-name="P6"/>
      <text:list xml:id="list71949580785299" text:continue-numbering="true" text:style-name="L2">
        <text:list-item>
          <text:p text:style-name="P5">The average distance from the earth to the moon is 3.84 x 10<text:span text:style-name="T2">8</text:span> meters. <text:s/>Light travels through empty space at an approximate speed of 3x10<text:span text:style-name="T2">8</text:span> meters per second. <text:s/>How long would it take a laser-beam fired from the earth's surface to reach the moon?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71950918109590" text:continue-numbering="true" text:style-name="L2">
        <text:list-item>
          <text:p text:style-name="P5"><text:soft-page-break/>You are following the road to town in order to meet with the ruler who has a strange affection for the color green. <text:s/>However, you think that you might never make it to your destination, because it is a hefty 12,000 meters away. <text:s/>For the first 3,000 meters you travel at an average rate of 1 meter per second. <text:s/>You then meet a brainless companion who likes to dance and sing, which only <text:s/>slows you down to a speed of 0.5 meters per second for the next 3,000 meters. <text:s/>Then you meet a heartless man as well as a fearful king, which causes your speed to drop to 0.25 m/s for the remaining portion of the trip. <text:s/></text:p>
          <text:list>
            <text:list-item>
              <text:p text:style-name="P5">Draw a diagram of the situation.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71949692238434" text:continue-numbering="true" text:style-name="L2">
        <text:list-item>
          <text:list>
            <text:list-item>
              <text:p text:style-name="P5">How long does the first part of the trip take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1950691589284" text:continue-numbering="true" text:style-name="L2">
        <text:list-item>
          <text:list>
            <text:list-item>
              <text:p text:style-name="P5">How long does it take to sing and dance your way through the second 3000 meters? 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1949252940016" text:continue-numbering="true" text:style-name="L2">
        <text:list-item>
          <text:list>
            <text:list-item>
              <text:p text:style-name="P5">How long does the final part of the trip take?</text:p>
            </text:list-item>
          </text:list>
        </text:list-item>
      </text:list>
      <text:p text:style-name="P6"/>
      <text:p text:style-name="P6"/>
      <text:p text:style-name="P6"/>
      <text:list xml:id="list71949796533247" text:continue-numbering="true" text:style-name="L2">
        <text:list-item>
          <text:list>
            <text:list-item>
              <text:p text:style-name="P5">What is the total time that the trip to see the ruler take?</text:p>
            </text:list-item>
          </text:list>
        </text:list-item>
      </text:list>
      <text:p text:style-name="P6"/>
      <text:p text:style-name="P6"/>
      <text:list xml:id="list71950990044951" text:continue-numbering="true" text:style-name="L2">
        <text:list-item>
          <text:p text:style-name="P5">Frodo and Sam are 87 meters from a group of Orcs, but are cursed with shorter legs. They are running away from the Orcs at 3 m/s, but the Orcs are overtaking them by running at 7 m/s. <text:s/></text:p>
          <text:list>
            <text:list-item>
              <text:p text:style-name="P5">How far do the Orcs have to run to catch Frodo and Sam?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71949478435367" text:continue-numbering="true" text:style-name="L2">
        <text:list-item>
          <text:list>
            <text:list-item>
              <text:p text:style-name="P5">How long do Frodo and Sam have to talk about the shire before they are caught again by the Orcs?</text:p>
            </text:list-item>
          </text:list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-0.35in" svg:y="-0.3646in" svg:width="0.5in" svg:height="0.6799in" draw:z-index="1"><draw:image xlink:href="Pictures/100000000000010E0000016E0611A5D3.gif" xlink:type="simple" xlink:show="embed" xlink:actuate="onLoad"/></draw:frame> <text:s text:c="3"/><text:span text:style-name="MT1">Name: <text:tab/><text:tab/></text:span><text:span text:style-name="MT1"><text:date style:data-style-name="N37" text:date-value="2014-08-29T07:19:49.076436543" text:date-adjust="PT24H00M00S">08/30/14</text:date></text:span></text:p>
      </style:header>
      <style:footer>
        <text:p text:style-name="MP1">1<text:span text:style-name="MT2">st</text:span> Nine Weeks<text:tab/><text:page-number text:select-page="current">1</text:page-number>/<text:page-count>2</text:page-count><text:tab/>Assignment <text:variable-get text:name="Assignment" style:data-style-name="N0">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9T07:19:33.613137178</meta:creation-date>
    <meta:editing-duration>P0D</meta:editing-duration>
    <meta:editing-cycles>2</meta:editing-cycles>
    <meta:generator>LibreOffice/4.2.6.2$Linux_X86_64 LibreOffice_project/420$Build-2</meta:generator>
    <meta:initial-creator>Jonas Williamson</meta:initial-creator>
    <dc:date>2014-08-29T07:19:49.053845595</dc:date>
    <dc:creator>Jonas Williamson</dc:creator>
    <meta:document-statistic meta:table-count="0" meta:image-count="1" meta:object-count="0" meta:page-count="2" meta:paragraph-count="18" meta:word-count="483" meta:character-count="2403" meta:non-whitespace-character-count="1931"/>
  </office:meta>
</office:document-meta>
</file>